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ff29" officeooo:paragraph-rsid="000eff29"/>
    </style:style>
    <style:style style:name="P2" style:family="paragraph" style:parent-style-name="Standard">
      <style:paragraph-properties fo:text-align="start" style:justify-single-word="false"/>
      <style:text-properties officeooo:rsid="000eff29" officeooo:paragraph-rsid="000eff29"/>
    </style:style>
    <style:style style:name="P3" style:family="paragraph" style:parent-style-name="Standard">
      <style:text-properties fo:font-style="italic" fo:font-weight="normal" officeooo:rsid="000eff29" officeooo:paragraph-rsid="000eff29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officeooo:rsid="000fc0fc" officeooo:paragraph-rsid="000fc0fc"/>
    </style:style>
    <style:style style:name="P5" style:family="paragraph" style:parent-style-name="Standard">
      <style:paragraph-properties fo:text-align="start" style:justify-single-word="false"/>
      <style:text-properties officeooo:rsid="000eff29" officeooo:paragraph-rsid="000fc0fc"/>
    </style:style>
    <style:style style:name="P6" style:family="paragraph" style:parent-style-name="Standard">
      <style:text-properties officeooo:rsid="000fc0fc" officeooo:paragraph-rsid="000fc0fc"/>
    </style:style>
    <style:style style:name="P7" style:family="paragraph" style:parent-style-name="Standard">
      <style:text-properties officeooo:rsid="00133641" officeooo:paragraph-rsid="00133641"/>
    </style:style>
    <style:style style:name="P8" style:family="paragraph" style:parent-style-name="Standard">
      <style:text-properties style:text-line-through-style="solid" style:text-line-through-type="single" officeooo:rsid="00133641" officeooo:paragraph-rsid="00133641"/>
    </style:style>
    <style:style style:name="P9" style:family="paragraph" style:parent-style-name="Standard">
      <style:text-properties style:text-line-through-style="solid" style:text-line-through-type="single" officeooo:rsid="00151ef3" officeooo:paragraph-rsid="00151ef3"/>
    </style:style>
    <style:style style:name="P10" style:family="paragraph" style:parent-style-name="Standard">
      <style:text-properties officeooo:rsid="00151ef3" officeooo:paragraph-rsid="00151ef3"/>
    </style:style>
    <style:style style:name="T1" style:family="text">
      <style:text-properties fo:background-color="#b4c7dc" loext:char-shading-value="0"/>
    </style:style>
    <style:style style:name="T2" style:family="text">
      <style:text-properties fo:background-color="#b4c7dc" loext:char-shading-value="0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fc0fc"/>
    </style:style>
    <style:style style:name="T5" style:family="text">
      <style:text-properties fo:background-color="#dee6ef" loext:char-shading-value="0"/>
    </style:style>
    <style:style style:name="T6" style:family="text">
      <style:text-properties fo:background-color="#dee6ef" loext:char-shading-value="0"/>
    </style:style>
    <style:style style:name="T7" style:family="text">
      <style:text-properties officeooo:rsid="00145f0a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#dee7e5" loext:char-shading-value="0"/>
    </style:style>
    <style:style style:name="T10" style:family="text">
      <style:text-properties fo:background-color="#d2eaf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</text:p>
      <text:p text:style-name="P5"><text:tab/><text:tab/><text:tab/><text:tab/><text:tab/> <text:s text:c="3"/><text:span text:style-name="T4">-------------</text:span><text:span text:style-name="T3"/></text:p>
      <text:p text:style-name="P2">192.16.100.0/24 – <text:span text:style-name="T1">11000000.00010000.011001</text:span>00.00000000</text:p>
      <text:p text:style-name="P2">192.16.101.0/24 – <text:span text:style-name="T1">11000000.00010000.011001</text:span>01.00000000</text:p>
      <text:p text:style-name="P2">192.16.102.0/24 – <text:span text:style-name="T1">11000000.00010000.011001</text:span>10.00000000 </text:p>
      <text:p text:style-name="P2">192.16.103.0/24 – <text:span text:style-name="T1">11000000.00010000.011001</text:span>11.00000000 </text:p>
      <text:p text:style-name="P2"/>
      <text:p text:style-name="P2">SUPER RED → 192.16.100.0/22</text:p>
      <text:p text:style-name="P1"/>
      <text:p text:style-name="P2"/>
      <text:p text:style-name="P4">2)</text:p>
      <text:p text:style-name="P4"><text:tab/><text:tab/><text:tab/><text:tab/><text:tab/> <text:s/>-------------</text:p>
      <text:p text:style-name="P4">192.168.0.0/24 – <text:span text:style-name="T1">11000000.10101000.00000</text:span>000.00000000</text:p>
      <text:p text:style-name="P4">192.168.1.0/24 – <text:span text:style-name="T1">11000000.10101000.00000</text:span>001.00000000</text:p>
      <text:p text:style-name="P4">192.168.3.0/24 – <text:span text:style-name="T1">11000000.10101000.00000</text:span>011.00000000</text:p>
      <text:p text:style-name="P4">192.168.4.0/24 – <text:span text:style-name="T1">11000000.10101000.00000</text:span>100.00000000</text:p>
      <text:p text:style-name="P4"/>
      <text:p text:style-name="P4">SUPER RED → 192.168.0.0/21</text:p>
      <text:p text:style-name="P4"/>
      <text:p text:style-name="P7">3)</text:p>
      <text:p text:style-name="P7"/>
      <text:p text:style-name="P7">200.10.10.0/24 → 3 SUBREDES (2 Bits)</text:p>
      <text:p text:style-name="P7"/>
      <text:p text:style-name="P7">1 SUBRED → 50 máquinas</text:p>
      <text:p text:style-name="P7"><text:tab/> <text:s text:c="7"/>→ 20 </text:p>
      <text:p text:style-name="P7"><text:tab/> <text:s text:c="7"/>→ 3 </text:p>
      <text:p text:style-name="P7"/>
      <text:p text:style-name="P7">00 000000 – 200.10.10.0/26<text:tab/> <text:s/></text:p>
      <text:p text:style-name="P7">01 000000 – 200.10.10.64/26</text:p>
      <text:p text:style-name="P7">10 000000 – 200.10.10.128/26</text:p>
      <text:p text:style-name="P7">11 000000 – 200.10.10.192/26</text:p>
      <text:p text:style-name="P7"><text:tab/> <text:s text:c="8"/>----------------------</text:p>
      <text:p text:style-name="P7"><text:tab/><text:tab/>2⁶– 2 = 62 máq</text:p>
      <text:p text:style-name="P7">--------------------------------------</text:p>
      <text:p text:style-name="P7">0 0000000 – 200.10.10.0/25 → 2⁷ – 2 = 126 máq</text:p>
      <text:p text:style-name="P8"><text:span text:style-name="T2">1</text:span> 0000000 – 200.10.10.128/25</text:p>
      <text:p text:style-name="P7"><text:span text:style-name="T6">10</text:span> 000000 – 200.10.10.128/26 → 2⁶ – 2 = 6<text:span text:style-name="T7">2</text:span> máq</text:p>
      <text:p text:style-name="P7"><text:span text:style-name="T6">11</text:span> 000000 – 200.10.10.192/26 → 2⁶ – 2 = 6<text:span text:style-name="T7">2</text:span> máq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4)</text:p>
      <text:p text:style-name="P10"/>
      <text:p text:style-name="P10">196.179.1.0 → 5 SUBREDES (3 Bits) → 6ª SUBRED DIVIDIRLA EN 4.</text:p>
      <text:p text:style-name="P10"/>
      <text:p text:style-name="P10"><text:span text:style-name="T2">000</text:span>00000 → 192.179.1.0/27</text:p>
      <text:p text:style-name="P10"><text:span text:style-name="T2">001</text:span>00000 → 192.179.1.32/27</text:p>
      <text:p text:style-name="P10"><text:span text:style-name="T2">010</text:span>00000 → 192.179.1.64/27</text:p>
      <text:p text:style-name="P10"><text:span text:style-name="T2">011</text:span>00000 → 192.179.1.96/27</text:p>
      <text:p text:style-name="P10"><text:span text:style-name="T2">100</text:span>00000 → 192.179.1.128/27</text:p>
      <text:p text:style-name="P9"><text:span text:style-name="T2">101</text:span>00000 → 192.179.1.160/27</text:p>
      <text:p text:style-name="P10"><text:span text:style-name="T8"><text:tab/></text:span><text:span text:style-name="T2">101</text:span><text:span text:style-name="T10">00</text:span>000 → 192.179.1.160/29 </text:p>
      <text:p text:style-name="P10"><text:span text:style-name="T8"><text:tab/></text:span><text:span text:style-name="T2">101</text:span><text:span text:style-name="T10">01</text:span>000 → 192.179.1.168/29</text:p>
      <text:p text:style-name="P10"><text:span text:style-name="T8"><text:tab/></text:span><text:span text:style-name="T2">101</text:span><text:span text:style-name="T10">10</text:span>000 → 192.179.1.176/29</text:p>
      <text:p text:style-name="P10"><text:span text:style-name="T8"><text:tab/></text:span><text:span text:style-name="T2">101</text:span><text:span text:style-name="T10">11</text:span>000 → 192.179.1.184/29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0:58:28.870000000</meta:creation-date>
    <dc:date>2024-05-15T09:47:11.108000000</dc:date>
    <meta:editing-duration>PT51M18S</meta:editing-duration>
    <meta:editing-cycles>8</meta:editing-cycles>
    <meta:generator>LibreOffice/7.4.6.2$Windows_X86_64 LibreOffice_project/5b1f5509c2decdade7fda905e3e1429a67acd63d</meta:generator>
    <meta:document-statistic meta:table-count="0" meta:image-count="0" meta:object-count="0" meta:page-count="2" meta:paragraph-count="42" meta:word-count="140" meta:character-count="1304" meta:non-whitespace-character-count="1133"/>
  </office:meta>
</office:document-meta>
</file>